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otted" svg:stroke-width="0.05cm" svg:stroke-color="#000000" draw:marker-start-width="0.275cm" draw:marker-end="Fin_20_de_20_línea_20_1" draw:marker-end-width="0.27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uktlib</text:span></text:p>
            <text:p text:style-name="P1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0.443cm">
            <text:p text:style-name="P1"><text:span text:style-name="T1">ukttools</text:span></text:p>
            <text:p text:style-name="P1"><text:span text:style-name="T2">“</text:span><text:span text:style-name="T2">UMLCat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cm" svg:y1="10cm" svg:x2="23cm" svg:y2="9.1cm" draw:start-shape="id11" draw:end-shape="id7" draw:end-glue-point="2" svg:d="m23000 10000v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0" draw:text-style-name="P1" draw:layer="layout" svg:width="3.39cm" svg:height="0.443cm" svg:x="19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6.243cm">
            <text:p text:style-name="P1"><text:span text:style-name="T1">uktstreams</text:span></text:p>
            <text:p text:style-name="P1"><text:span text:style-name="T2">“</text:span><text:span text:style-name="T2">UMLCat's </text:span></text:p>
            <text:p text:style-name="P1"><text:span text:style-name="T2">Input-Output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1" draw:layer="layout" draw:type="line" svg:x1="23cm" svg:y1="15.8cm" svg:x2="23cm" svg:y2="15cm" draw:start-shape="id12" draw:end-shape="id13" draw:end-glue-point="2" svg:d="m23000 15800v-800">
          <text:p/>
        </draw:connector>
        <draw:frame draw:style-name="gr9" draw:text-style-name="P2" draw:layer="layout" svg:width="3.06cm" svg:height="0.9cm" svg:x="23.24cm" svg:y="15.2cm">
          <draw:text-box>
            <text:p><text:span text:style-name="T3">&lt;&lt;imports&gt;&gt;</text:span></text:p>
          </draw:text-box>
        </draw:frame>
        <draw:g xml:id="id14" draw:id="id14">
          <draw:custom-shape draw:style-name="gr10" draw:text-style-name="P1" draw:layer="layout" svg:width="3.39cm" svg:height="0.443cm" svg:x="2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28cm" svg:y="16.243cm">
            <text:p text:style-name="P1"><text:span text:style-name="T1">ukttrees</text:span></text:p>
            <text:p text:style-name="P1"><text:span text:style-name="T2">“</text:span><text:span text:style-name="T2">UMLCat's Hierarchical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3.06cm" svg:height="0.9cm" svg:x="32.24cm" svg:y="15.2cm">
          <draw:text-box>
            <text:p><text:span text:style-name="T3">&lt;&lt;imports&gt;&gt;</text:span></text:p>
          </draw:text-box>
        </draw:frame>
        <draw:custom-shape draw:style-name="gr5" draw:text-style-name="P1" xml:id="id13" draw:id="id13" draw:layer="layout" svg:width="1cm" svg:height="1cm" svg:x="22.5cm" svg:y="14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3cm" svg:y1="14cm" svg:x2="23cm" svg:y2="13.1cm" draw:start-shape="id13" draw:start-glue-point="0" draw:end-shape="id11" draw:end-glue-point="2" svg:d="m23000 14000v-900">
          <text:p/>
        </draw:connector>
        <draw:connector draw:style-name="gr13" draw:text-style-name="P1" draw:layer="layout" svg:x1="23.5cm" svg:y1="14.5cm" svg:x2="32cm" svg:y2="15.8cm" draw:start-shape="id13" draw:start-glue-point="1" draw:end-shape="id14" draw:end-glue-point="0" svg:d="m23500 14500h8500v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3:37.79</dc:date>
    <meta:editing-duration>PT38M52S</meta:editing-duration>
    <meta:editing-cycles>33</meta:editing-cycles>
    <meta:document-statistic meta:object-count="51"/>
  </office:meta>
</office:document-meta>
</file>